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4.453cm"/>
    </style:style>
    <style:style style:name="gr2" style:family="graphic" style:parent-style-name="standard">
      <style:graphic-properties draw:textarea-horizontal-align="justify" draw:textarea-vertical-align="middle" draw:auto-grow-height="false" fo:min-height="1.906cm" fo:min-width="5.068cm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2.548cm"/>
    </style:style>
    <style:style style:name="gr4" style:family="graphic" style:parent-style-name="standard">
      <style:graphic-properties draw:textarea-horizontal-align="justify" draw:textarea-vertical-align="middle" draw:auto-grow-height="false" fo:min-height="1.909cm" fo:min-width="3.183cm"/>
    </style:style>
    <style:style style:name="gr5" style:family="graphic" style:parent-style-name="standard">
      <style:graphic-properties draw:textarea-horizontal-align="justify" draw:textarea-vertical-align="middle" draw:auto-grow-height="false" fo:min-height="1.497cm" fo:min-width="5.4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953cm" svg:height="2.159cm" svg:x="8.023cm" svg:y="1.227cm">
          <text:p text:style-name="P1">HTT API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7.874cm" svg:height="3.048cm" svg:x="6.588cm" svg:y="4.429cm">
          <text:p text:style-name="P1">Intern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3.048cm" svg:height="2.032cm" svg:x="3.794cm" svg:y="9.509cm">
          <text:p text:style-name="P1">Android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3.683cm" svg:height="2.159cm" svg:x="12.176cm" svg:y="9.382cm">
          <text:p text:style-name="P1">Browser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5.969cm" svg:height="2.794cm" svg:x="2.324cm" svg:y="12.684cm">
          <text:p text:style-name="P1">Synchronisation 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layout" draw:type="line" svg:x1="10.499cm" svg:y1="3.386cm" svg:x2="10.525cm" svg:y2="4.429cm" draw:start-shape="id1" draw:start-glue-point="2" draw:end-shape="id2" draw:end-glue-point="4" svg:d="M10499 3386l26 1043" svg:viewBox="0 0 27 1044">
          <text:p/>
        </draw:connector>
        <draw:connector draw:style-name="gr6" draw:text-style-name="P1" draw:layer="layout" draw:type="line" svg:x1="7.741cm" svg:y1="7.031cm" svg:x2="5.318cm" svg:y2="9.509cm" draw:start-shape="id2" draw:start-glue-point="7" draw:end-shape="id3" draw:end-glue-point="0" svg:d="M7741 7031l-2423 2478" svg:viewBox="0 0 2424 2479">
          <text:p/>
        </draw:connector>
        <draw:connector draw:style-name="gr6" draw:text-style-name="P1" draw:layer="layout" draw:type="line" svg:x1="13.309cm" svg:y1="7.031cm" svg:x2="14.017cm" svg:y2="9.382cm" draw:start-shape="id2" draw:start-glue-point="9" draw:end-shape="id4" svg:d="M13309 7031l708 2351" svg:viewBox="0 0 709 2352">
          <text:p/>
        </draw:connector>
        <draw:connector draw:style-name="gr6" draw:text-style-name="P1" draw:layer="layout" draw:type="line" svg:x1="5.318cm" svg:y1="11.541cm" svg:x2="5.308cm" svg:y2="12.684cm" draw:start-shape="id3" draw:start-glue-point="2" draw:end-shape="id5" svg:d="M5318 11541l-10 1143" svg:viewBox="0 0 11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phi </meta:initial-creator>
    <meta:creation-date>2015-03-11T08:46:55.533511722</meta:creation-date>
    <dc:date>2015-03-11T09:51:11.437826042</dc:date>
    <dc:creator>raphi </dc:creator>
    <meta:editing-duration>PT1H4M16S</meta:editing-duration>
    <meta:editing-cycles>1</meta:editing-cycles>
    <meta:document-statistic meta:object-count="9"/>
    <meta:generator>LibreOffice/4.3.3.2$Linux_X86_64 LibreOffice_project/430m0$Build-2</meta:generator>
  </office:meta>
</office:document-meta>
</file>